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e267" officeooo:paragraph-rsid="0008e267"/>
    </style:style>
    <style:style style:name="P2" style:family="paragraph" style:parent-style-name="Standard">
      <style:text-properties officeooo:rsid="000b4a82" officeooo:paragraph-rsid="000b4a82"/>
    </style:style>
    <style:style style:name="T1" style:family="text">
      <style:text-properties officeooo:rsid="0008e2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wn of islam:</text:p>
      <text:p text:style-name="Standard"><text:a xlink:type="simple" xlink:href="https://mawdoo3.com/شعر_لعلي_رضي_الله_عنه" text:style-name="Internet_20_link" text:visited-style-name="Visited_20_Internet_20_Link"/></text:p>
      <text:p text:style-name="Standard"><text:a xlink:type="simple" xlink:href="https://mawdoo3.com/شعر_لعلي_رضي_الله_عنه" text:style-name="Internet_20_link" text:visited-style-name="Visited_20_Internet_20_Link">https://mawdoo3.com/%D8%B4%D8%B9%D8%B1_%D9%84%D8%B9%D9%84%D9%8A_%D8%B1%D8%B6%D9%8A_%D8%A7%D9%84%D9%84%D9%87_%D8%B9%D9%86%D9%87</text:a></text:p>
      <text:p text:style-name="Standard"/>
      <text:p text:style-name="Standard"><text:a xlink:type="simple" xlink:href="https://mawdoo3.com/من_روائع_الامام_علي_رضي_الله_عنه" text:style-name="Internet_20_link" text:visited-style-name="Visited_20_Internet_20_Link">https://mawdoo3.com/%D9%85%D9%86_%D8%B1%D9%88%D8%A7%D8%A6%D8%B9_%D8%A7%D9%84%D8%A7%D9%85%D8%A7%D9%85_%D8%B9%D9%84%D9%8A_%D8%B1%D8%B6%D9%8A_%D8%A7%D9%84%D9%84%D9%87_%D8%B9%D9%86%D9%87</text:a></text:p>
      <text:p text:style-name="Standard"/>
      <text:p text:style-name="Standard"><text:a xlink:type="simple" xlink:href="https://mawdoo3.com/" text:style-name="Internet_20_link" text:visited-style-name="Visited_20_Internet_20_Link">https://mawdoo3.com/</text:a></text:p>
      <text:p text:style-name="Standard"/>
      <text:p text:style-name="Standard"><text:a xlink:type="simple" xlink:href="https://mawdoo3.com/شعر_حسان_بن_ثابت" text:style-name="Internet_20_link" text:visited-style-name="Visited_20_Internet_20_Link">https://mawdoo3.com/%D8%B4%D8%B9%D8%B1_%D8%AD%D8%B3%D8%A7%D9%86_%D8%A8%D9%86_%D8%AB%D8%A7%D8%A8%D8%AA</text:a></text:p>
      <text:p text:style-name="Standard"/>
      <text:p text:style-name="Standard"><text:a xlink:type="simple" xlink:href="https://www.almrsal.com/post/340742" text:style-name="Internet_20_link" text:visited-style-name="Visited_20_Internet_20_Link">https://www.almrsal.com/post/340742</text:a></text:p>
      <text:p text:style-name="Standard"/>
      <text:p text:style-name="Standard"><text:a xlink:type="simple" xlink:href="http://www.al-eman.com/الكتب/ديوان%20حسان%20بن%20ثابت%20الأنصاري/قصيدة:%20وأَحسنُ%20منكَ%20لم%20ترَ%20قطُّ%20عيني/i793&amp;d1109394&amp;c&amp;p1#s1109394" text:style-name="Internet_20_link" text:visited-style-name="Visited_20_Internet_20_Link">http://www.al-eman.com/%D8%A7%D9%84%D9%83%D8%AA%D8%A8/%D8%AF%D9%8A%D9%88%D8%A7%D9%86%20%D8%AD%D8%B3%D8%A7%D9%86%20%D8%A8%D9%86%20%D8%AB%D8%A7%D8%A8%D8%AA%20%D8%A7%D9%84%D8%A3%D9%86%D8%B5%D8%A7%D8%B1%D9%8A/%D9%82%D8%B5%D9%8A%D8%AF%D8%A9:%20%D9%88%D8%A3%D9%8E%D8%AD%D8%B3%D9%86%D9%8F%20%D9%85%D9%86%D9%83%D9%8E%20%D9%84%D9%85%20%D8%AA%D8%B1%D9%8E%20%D9%82%D8%B7%D9%91%D9%8F%20%D8%B9%D9%8A%D9%86%D9%8A/i793&amp;d1109394&amp;c&amp;p1#s1109394</text:a></text:p>
      <text:p text:style-name="Standard"/>
      <text:p text:style-name="P2">pre-islamic periode</text:p>
      <text:p text:style-name="P1"/>
      <text:p text:style-name="P1"><text:a xlink:type="simple" xlink:href="https://mawdoo3.com/اجمل_الشعر_الجاهلي" text:style-name="Internet_20_link" text:visited-style-name="Visited_20_Internet_20_Link">https://mawdoo3.com/%D8%A7%D8%AC%D9%85%D9%84_%D8%A7%D9%84%D8%B4%D8%B9%D8%B1_%D8%A7%D9%84%D8%AC%D8%A7%D9%87%D9%84%D9%8A</text:a></text:p>
      <text:p text:style-name="P1"/>
      <text:p text:style-name="P1"><text:a xlink:type="simple" xlink:href="https://mawdoo3.com/شعر_غزل_جاهلي" text:style-name="Internet_20_link" text:visited-style-name="Visited_20_Internet_20_Link">https://mawdoo3.com/%D8%B4%D8%B9%D8%B1_%D8%BA%D8%B2%D9%84_%D8%AC%D8%A7%D9%87%D9%84%D9%8A</text:a></text:p>
      <text:p text:style-name="P1"/>
      <text:p text:style-name="P1"><text:a xlink:type="simple" xlink:href="http://al-hakawati.la.utexas.edu/category/شخصيات/poem_poets/شعر/شعر-من-العصر-الجاهلي/" text:style-name="Internet_20_link" text:visited-style-name="Visited_20_Internet_20_Link">http://al-hakawati.la.utexas.edu/category/%D8%B4%D8%AE%D8%B5%D9%8A%D8%A7%D8%AA/poem_poets/%D8%B4%D8%B9%D8%B1/%D8%B4%D8%B9%D8%B1-%D9%85%D9%86-%D8%A7%D9%84%D8%B9%D8%B5%D8%B1-%D8%A7%D9%84%D8%AC%D8%A7%D9%87%D9%84%D9%8A/</text:a></text:p>
      <text:p text:style-name="P1"/>
      <text:p text:style-name="P1"><text:a xlink:type="simple" xlink:href="https://www.aldiwan.net/cat-poets-pre-islamic-period" text:style-name="Internet_20_link" text:visited-style-name="Visited_20_Internet_20_Link">https://www.aldiwan.net/cat-poets-pre-islamic-period</text:a></text:p>
      <text:p text:style-name="P1"/>
      <text:p text:style-name="P1">http://www.adab.co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0:22:11.375572356</meta:creation-date>
    <dc:date>2018-11-19T17:16:06.221966036</dc:date>
    <meta:editing-duration>PT5H53M4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13" meta:word-count="16" meta:character-count="1416" meta:non-whitespace-character-count="1413"/>
  </office:meta>
</office:document-meta>
</file>